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01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4.261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7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ff00"/>
    </style:style>
    <style:style style:name="ce3" style:family="table-cell" style:parent-style-name="Default" style:data-style-name="N0">
      <style:table-cell-properties fo:background-color="#00b05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9966"/>
    </style:style>
    <style:style style:name="ce6" style:family="table-cell" style:parent-style-name="Default" style:data-style-name="N0">
      <style:table-cell-properties fo:background-color="#f79646"/>
    </style:style>
    <style:style style:name="ce7" style:family="table-cell" style:parent-style-name="Default" style:data-style-name="N0">
      <style:table-cell-properties fo:background-color="#ff00ff"/>
    </style:style>
    <style:style style:name="ce8" style:family="table-cell" style:parent-style-name="Default" style:data-style-name="N30">
      <style:table-cell-properties fo:background-color="#00b050"/>
    </style:style>
    <style:style style:name="ce9" style:family="table-cell" style:parent-style-name="Default" style:data-style-name="N37">
      <style:table-cell-properties fo:background-color="#ffff00"/>
    </style:style>
    <style:style style:name="ce10" style:family="table-cell" style:parent-style-name="Default" style:data-style-name="N37">
      <style:table-cell-properties fo:background-color="#00ff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5" table:default-cell-style-name="ce1"/>
        <table:table-column table:style-name="co7" table:default-cell-style-name="ce1"/>
        <table:table-row table:style-name="ro1">
          <table:table-cell office:value-type="string">
            <text:p>tache</text:p>
          </table:table-cell>
          <table:table-cell office:value-type="string">
            <text:p>status</text:p>
          </table:table-cell>
          <table:table-cell office:value-type="string">
            <text:p>date debut</text:p>
          </table:table-cell>
          <table:table-cell office:value-type="string">
            <text:p>date fin</text:p>
          </table:table-cell>
          <table:table-cell office:value-type="string">
            <text:p>difficulté</text:p>
          </table:table-cell>
          <table:table-cell office:value-type="string">
            <text:p>interet</text:p>
          </table:table-cell>
          <table:table-cell office:value-type="string">
            <text:p>validation</text:p>
          </table:table-cell>
          <table:table-cell office:value-type="string">
            <text:p>crite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voir une classe jeu generique</text:p>
          </table:table-cell>
          <table:table-cell table:style-name="ce2" office:value-type="string">
            <text:p>OK</text:p>
          </table:table-cell>
          <table:table-cell table:style-name="ce2"/>
          <table:table-cell table:style-name="ce10" office:value-type="date" office:date-value="2013-12-01">
            <text:p>01/12/13</text:p>
          </table:table-cell>
          <table:table-cell table:number-columns-repeated="2" table:style-name="ce2" office:value-type="float" office:value="21">
            <text:p>21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une classe abstraite avec toutes les méthodes pour representer un jeu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eparer dans un package generic</text:p>
          </table:table-cell>
          <table:table-cell table:style-name="ce3"/>
          <table:table-cell table:style-name="ce8" office:value-type="date" office:date-value="2014-01-08">
            <text:p>08/01/201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string">
            <text:p>un package generic ou il n'y a pas de reference aux sous classes de jeu (sauf dans factory)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trouver un moyen de lier la vue et le controleur à son jeu associé</text:p>
          </table:table-cell>
          <table:table-cell table:style-name="ce3"/>
          <table:table-cell table:style-name="ce8" office:value-type="date" office:date-value="2014-01-08">
            <text:p>08/01/201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string">
            <text:p>seul le jeu connait les sous classes correspondant à sa vue et son controleur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MenuItem generic</text:p>
          </table:table-cell>
          <table:table-cell table:style-name="ce3"/>
          <table:table-cell table:style-name="ce8" office:value-type="date" office:date-value="2014-01-08">
            <text:p>08/01/201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string">
            <text:p>la construction des menus doit etre la plus simple sans ref explicites aux sous classes des jeux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faire affichage hypertree generique</text:p>
          </table:table-cell>
          <table:table-cell table:style-name="ce4" office:value-type="string">
            <text:p>en cours</text:p>
          </table:table-cell>
          <table:table-cell table:style-name="ce9" office:value-type="date" office:date-value="2013-12-15">
            <text:p>15/12/13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string">
            <text:p>un seule classe hypertree dans generique, possibilite de jouer a rushhour et au morpion, pas de reference aux sousclasses de jeu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Minmax</text:p>
          </table:table-cell>
          <table:table-cell table:style-name="ce4" office:value-type="string">
            <text:p>en cours</text:p>
          </table:table-cell>
          <table:table-cell table:style-name="ce9" office:value-type="date" office:date-value="2013-12-20">
            <text:p>20/12/13</text:p>
          </table:table-cell>
          <table:table-cell table:style-name="ce4"/>
          <table:table-cell table:style-name="ce4" office:value-type="float" office:value="21">
            <text:p>21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IA qui sait jouer au morpion, testunitaires, ...</text:p>
          </table:table-cell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A*</text:p>
          </table:table-cell>
          <table:table-cell table:style-name="ce5" table:number-columns-repeated="3"/>
          <table:table-cell table:style-name="ce5" office:value-type="float" office:value="21">
            <text:p>21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IA qui sait jouer à rushhour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>
            <text:p>decrire comment ajouter un jeu (mode emploi)</text:p>
          </table:table-cell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etre le plus generique possible en limitant les modifications dans le package generic (pas de reference aux sous classes)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 revoir la classe VueArbre</text:p>
          </table:table-cell>
          <table:table-cell table:style-name="ce6" table:number-columns-repeated="3"/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Il y a beaucoup de répétitions au niveau du code (Refactoring)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>
            <text:p>A revoir l'affichage de l'hypertree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Il y a un trop en trop, lors du clic sur un noeud, le jeu ne retourne pas à l'état correpondant</text:p>
          </table:table-cell>
          <table:table-cell table:style-name="ce6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>
            <text:p>Vincent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uniformiser en anglai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separer tree du reste dans generic 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separer IA du reste dans generic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l'arbre ne marche pa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attention à ton backlog, mettre les dates de fin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un seul backlog à la fois</text:p>
          </table:table-cell>
          <table:table-cell table:style-name="ce7"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>Phongphet</meta:initial-creator>
    <meta:creation-date>2009-04-16T11:32:48Z</meta:creation-date>
    <dc:date>2014-01-14T21:11:02.43</dc:date>
    <meta:editing-cycles>7</meta:editing-cycles>
    <meta:editing-duration>PT18M11S</meta:editing-duration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